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Roboto" fo:font-size="11pt" fo:font-style="normal" style:text-underline-style="none" fo:font-weight="normal" style:text-blinking="false" fo:background-color="transparent"/>
    </style:style>
    <style:style style:name="P2"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Roboto" fo:font-size="11pt" fo:font-style="normal" style:text-underline-style="none" fo:font-weight="normal" style:text-blinking="false" fo:background-color="transparent"/>
    </style:style>
    <style:style style:name="P3"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Roboto" fo:font-size="11pt" fo:font-style="normal" style:text-underline-style="none" fo:font-weight="normal" style:text-blinking="false" fo:background-color="transparent"/>
    </style:style>
    <style:style style:name="P4"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Roboto" fo:font-size="11pt" fo:font-style="normal" style:text-underline-style="none" fo:font-weight="normal" style:text-blinking="false" fo:background-color="transparent"/>
    </style:style>
    <style:style style:name="P5"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Roboto" fo:font-size="11pt" fo:font-style="normal" style:text-underline-style="none" fo:font-weight="normal" style:text-blinking="false" fo:background-color="transparent"/>
    </style:style>
    <style:style style:name="P6" style:family="paragraph" style:parent-style-name="Text_20_body" style:list-style-name="L2">
      <style:paragraph-properties fo:margin-top="0cm" fo:margin-bottom="0cm" fo:line-height="138%" fo:background-color="transparent" style:writing-mode="lr-tb">
        <style:background-image/>
      </style:paragraph-properties>
    </style:style>
    <style:style style:name="P7" style:family="paragraph" style:parent-style-name="Text_20_body" style:list-style-name="L3">
      <style:paragraph-properties fo:margin-top="0cm" fo:margin-bottom="0cm" fo:line-height="138%" fo:background-color="transparent" style:writing-mode="lr-tb">
        <style:background-image/>
      </style:paragraph-properties>
    </style:style>
    <style:style style:name="T1" style:family="text">
      <style:text-properties fo:font-variant="normal" fo:text-transform="none" fo:color="#1155cc" style:text-line-through-style="none" style:font-name="Roboto" fo:font-size="11pt" fo:font-style="normal" style:text-underline-style="solid" style:text-underline-width="auto" style:text-underline-color="font-color" fo:font-weight="normal"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c603617-7fff-eb5f-5fdc-8794b66db1ad"/></text:p>
      <text:p text:style-name="P1">Themes: </text:p>
      <text:list xml:id="list2017452819555390128" text:style-name="L1">
        <text:list-item>
          <text:p text:style-name="P2">Custom theme</text:p>
        </text:list-item>
      </text:list>
      <text:p text:style-name="Text_20_body"/>
      <text:p text:style-name="P1">Plugins: </text:p>
      <text:list xml:id="list3589124876060310398" text:style-name="L2">
        <text:list-item>
          <text:p text:style-name="P6"><text:a xlink:type="simple" xlink:href="https://ru.wordpress.org/plugins/events-manager/" text:style-name="Internet_20_link" text:visited-style-name="Visited_20_Internet_20_Link"><text:span text:style-name="T1">Events Manager</text:span></text:a></text:p>
        </text:list-item>
      </text:list>
      <text:list xml:id="list6548351740786869483" text:style-name="L3">
        <text:list-item>
          <text:p text:style-name="P7"><text:a xlink:type="simple" xlink:href="https://ru.wordpress.org/plugins/woocommerce/" text:style-name="Internet_20_link" text:visited-style-name="Visited_20_Internet_20_Link"><text:span text:style-name="T1">WooCommerce</text:span></text:a></text:p>
        </text:list-item>
        <text:list-item>
          <text:p text:style-name="P7"><text:a xlink:type="simple" xlink:href="https://ru.wordpress.org/plugins/advanced-custom-fields/" text:style-name="Internet_20_link" text:visited-style-name="Visited_20_Internet_20_Link"><text:span text:style-name="T1">ACF</text:span></text:a></text:p>
        </text:list-item>
      </text:list>
      <text:p text:style-name="Text_20_body"/>
      <text:p text:style-name="P1">Specifications: </text:p>
      <text:list xml:id="list8883537359727655440" text:style-name="L4">
        <text:list-item>
          <text:p text:style-name="P3">Create at least 3 different events (football games) and connect 5-8 products (football teams’ merch) to each event. The products should be present on the event’s page (the client can purchase merch when buying game tickets. One can use ACF to expand the event plugin functionality. </text:p>
        </text:list-item>
        <text:list-item>
          <text:p text:style-name="P3">Add “Next games” button on the product’s page. A request to the server is sent on click, a response should be in JSON format. An AJAX request handler shouldn’t use native ACF functions, use WPDB for it instead. </text:p>
        </text:list-item>
        <text:list-item>
          <text:p text:style-name="P3">Add “Calculate delivery” button on checkout page. Delivery should be calculated via “Nova Poshta” API. </text:p>
        </text:list-item>
        <text:list-item>
          <text:p text:style-name="P3">Buttons should be created via shortcodes. Shortcodes functionality should be put into the separate plugin. </text:p>
        </text:list-item>
      </text:list>
      <text:p text:style-name="Text_20_body"/>
      <text:list xml:id="list4528148173723686247" text:style-name="L5">
        <text:list-item>
          <text:p text:style-name="P4">We don't have design for these tasks, so please use your best judgement and modern front-end techniques to demonstrate us your front-end skills as well. </text:p>
        </text:list-item>
      </text:list>
      <text:p text:style-name="Text_20_body"/>
      <text:p text:style-name="P1">Requirements:</text:p>
      <text:list xml:id="list6499099159825380273" text:style-name="L6">
        <text:list-item>
          <text:p text:style-name="P5">Project should be posted in Git repository. </text:p>
        </text:list-item>
        <text:list-item>
          <text:p text:style-name="P5">Track time you spent on the task</text:p>
        </text:list-item>
        <text:list-item>
          <text:p text:style-name="P5">Project should be shared via link with WP Back-office credentials</text:p>
        </text:list-item>
      </text:list>
      <text:p text:style-name="Standard">Создайте как минимум 3 различных события (футбольные игры) и подключите 5-8 товаров (товары футбольных команд) к каждому событию. Продукты должны присутствовать на странице мероприятия (клиент может покупать товары при покупке игровых билетов. </text:p>
      <text:p text:style-name="Standard"/>
      <text:p text:style-name="Standard">Можно использовать ACF для расширения функциональности плагина мероприятия).</text:p>
      <text:p text:style-name="Standard"/>
      <text:p text:style-name="Standard">Добавьте кнопку «Следующие игры» на странице продукта. Запрос на сервер отправляется по клику, ответ должен быть в формате JSON. Обработчик запросов AJAX не должен использовать собственные функции ACF, вместо этого используйте WPDB.</text:p>
      <text:p text:style-name="Standard"/>
      <text:p text:style-name="Standard"/>
      <text:p text:style-name="Standard"><text:soft-page-break/>Добавьте кнопку «Рассчитать доставку» на странице оформления заказа. Доставка рассчитывается через API «Новая Почта».</text:p>
      <text:p text:style-name="Standard"/>
      <text:p text:style-name="Standard">Кнопки должны быть созданы с помощью шорткодов. Функциональность шорткодов должна быть помещена в отдельный плагин.</text:p>
      <text:p text:style-name="Standard"/>
      <text:p text:style-name="Standard">У нас нет дизайна для этих задач, поэтому, пожалуйста, используйте ваши лучшие решения и современные методы интерфейса, чтобы продемонстрировать нам свои навыки интерфейса.</text:p>
      <text:p text:style-name="Standard"/>
      <text:p text:style-name="Standard">Требования:</text:p>
      <text:p text:style-name="Standard">Проект должен быть размещен в репозитории Git.</text:p>
      <text:p text:style-name="Standard">Отслеживайте время, которое вы потратили на задачу</text:p>
      <text:p text:style-name="Standard">Проект должен быть опубликован по ссылке с учетными данными WP Back-off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4M25S</meta:editing-duration>
    <meta:editing-cycles>4</meta:editing-cycles>
    <meta:generator>OpenOffice/4.1.5$Win32 OpenOffice.org_project/415m1$Build-9789</meta:generator>
    <dc:date>2020-03-08T23:51:43.43</dc:date>
    <dc:creator>E R</dc:creator>
    <meta:document-statistic meta:table-count="0" meta:image-count="0" meta:object-count="0" meta:page-count="2" meta:paragraph-count="26" meta:word-count="335" meta:character-count="2233"/>
    <meta:user-defined meta:name="Info 1"/>
    <meta:user-defined meta:name="Info 2"/>
    <meta:user-defined meta:name="Info 3"/>
    <meta:user-defined meta:name="Info 4"/>
  </office:meta>
</office:document-meta>
</file>